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2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2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2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2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2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20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20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2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1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1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18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17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17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16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16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1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15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15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1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1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14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1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13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13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1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12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12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1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1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11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1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10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10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1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0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08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08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0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0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07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06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05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0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0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0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0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00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200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3416" calcext:value-type="float">
            <text:p>54.7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1999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199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4712" calcext:value-type="float">
            <text:p>54.46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199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1995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1994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1994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199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1992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5568" calcext:value-type="float">
            <text:p>54.4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1991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1990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198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1988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4912" calcext:value-type="float">
            <text:p>52.25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1987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1986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1985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1984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0504" calcext:value-type="float">
            <text:p>52.8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198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198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3384" calcext:value-type="float">
            <text:p>52.9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1979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197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0736" calcext:value-type="float">
            <text:p>52.3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197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6248" calcext:value-type="float">
            <text:p>52.2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1976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7584" calcext:value-type="float">
            <text:p>52.29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1975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8232" calcext:value-type="float">
            <text:p>52.1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1974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197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197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5624" calcext:value-type="float">
            <text:p>51.8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1971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5624" calcext:value-type="float">
            <text:p>51.8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197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197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8576" calcext:value-type="float">
            <text:p>54.1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62803</text:p>
          </table:table-cell>
          <table:table-cell office:value-type="string" calcext:value-type="string">
            <text:p>1965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41" meta:object-count="0"/>
    <meta:user-defined meta:name="AppVersion">3.0</meta:user-defined>
  </office:meta>
</office:document-meta>
</file>